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8639" officeooo:paragraph-rsid="00068639"/>
    </style:style>
    <style:style style:name="P2" style:family="paragraph" style:parent-style-name="Standard">
      <style:text-properties officeooo:rsid="00068639" officeooo:paragraph-rsid="00068639"/>
    </style:style>
    <style:style style:name="P3" style:family="paragraph" style:parent-style-name="Standard">
      <style:text-properties officeooo:rsid="00068639" officeooo:paragraph-rsid="00089009"/>
    </style:style>
    <style:style style:name="P4" style:family="paragraph" style:parent-style-name="Standard" style:list-style-name="L1">
      <style:text-properties officeooo:rsid="00089009" officeooo:paragraph-rsid="00089009"/>
    </style:style>
    <style:style style:name="P5" style:family="paragraph" style:parent-style-name="Standard" style:list-style-name="L1">
      <style:text-properties officeooo:rsid="00089009" officeooo:paragraph-rsid="000a18bc"/>
    </style:style>
    <style:style style:name="P6" style:family="paragraph" style:parent-style-name="Standard" style:list-style-name="L1">
      <style:text-properties officeooo:rsid="0008cd7a" officeooo:paragraph-rsid="0008cd7a"/>
    </style:style>
    <style:style style:name="P7" style:family="paragraph" style:parent-style-name="Standard" style:list-style-name="L1">
      <style:text-properties officeooo:rsid="000a18bc" officeooo:paragraph-rsid="000a18bc"/>
    </style:style>
    <style:style style:name="P8" style:family="paragraph" style:parent-style-name="Standard" style:list-style-name="L1">
      <style:text-properties fo:font-style="normal" officeooo:rsid="000b0a6f" officeooo:paragraph-rsid="000b0a6f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b8081" officeooo:paragraph-rsid="000b8081" style:font-style-asian="normal" style:font-style-complex="normal"/>
    </style:style>
    <style:style style:name="P10" style:family="paragraph" style:parent-style-name="Standard" style:list-style-name="L1">
      <style:text-properties officeooo:rsid="000b8081" officeooo:paragraph-rsid="000b8081"/>
    </style:style>
    <style:style style:name="T1" style:family="text">
      <style:text-properties officeooo:rsid="00068639"/>
    </style:style>
    <style:style style:name="T2" style:family="text">
      <style:text-properties style:text-position="super 58%"/>
    </style:style>
    <style:style style:name="T3" style:family="text">
      <style:text-properties officeooo:rsid="00089009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tyle="italic" officeooo:rsid="000a18bc" style:font-style-asian="italic" style:font-style-complex="italic"/>
    </style:style>
    <style:style style:name="T6" style:family="text">
      <style:text-properties style:text-line-through-style="none" style:text-line-through-typ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bruary 28<text:span text:style-name="T2">th</text:span>, 2023</text:p>
      <text:p text:style-name="P2">KitKat Dambeck</text:p>
      <text:p text:style-name="P3">Expository Writing</text:p>
      <text:p text:style-name="P3">Essay Strategies</text:p>
      <text:p text:style-name="P3"/>
      <text:list xml:id="list3118237458" text:style-name="L1">
        <text:list-item>
          <text:p text:style-name="P7">Formulae.</text:p>
          <text:list>
            <text:list-item>
              <text:p text:style-name="P7"><text:span text:style-name="T1">Claim + Reason = Thesis!!</text:span></text:p>
              <text:list>
                <text:list-item>
                  <text:p text:style-name="P10">Reason is argumentative. </text:p>
                </text:list-item>
              </text:list>
            </text:list-item>
            <text:list-item>
              <text:p text:style-name="P7">Three point thesis statement.</text:p>
              <text:list>
                <text:list-item>
                  <text:p text:style-name="P10">By examing X, Y, and Z, it is clear that A. </text:p>
                </text:list-item>
              </text:list>
            </text:list-item>
          </text:list>
        </text:list-item>
        <text:list-item>
          <text:p text:style-name="P7">General advice.</text:p>
          <text:list>
            <text:list-item>
              <text:p text:style-name="P7">Have confidence in what you think. Attitude is the first step to writing.</text:p>
            </text:list-item>
          </text:list>
        </text:list-item>
        <text:list-item>
          <text:p text:style-name="P1">The argumentative method. </text:p>
          <text:list>
            <text:list-item>
              <text:p text:style-name="P1">Connect personal vocab to prompt vocab.</text:p>
            </text:list-item>
            <text:list-item>
              <text:p text:style-name="P1">Write a claim. </text:p>
            </text:list-item>
            <text:list-item>
              <text:p text:style-name="P1">Think about what sentence says, and what key words are doing.</text:p>
            </text:list-item>
            <text:list-item>
              <text:p text:style-name="P1">Replace different vocab until it is true for you.</text:p>
              <text:list>
                <text:list-item>
                  <text:p text:style-name="P1">What does it confirm for you?</text:p>
                </text:list-item>
              </text:list>
            </text:list-item>
            <text:list-item>
              <text:p text:style-name="P1">Move abstract to concrete, general to specific. </text:p>
            </text:list-item>
            <text:list-item>
              <text:p text:style-name="P1">EX. “love” creates complex social groups like <text:span text:style-name="T3">music listeners</text:span> and colonies. </text:p>
              <text:list>
                <text:list-item>
                  <text:p text:style-name="P1">What makes them complex, what do they do? </text:p>
                </text:list-item>
                <text:list-item>
                  <text:p text:style-name="P1">What does it create? Does it rather confirm, support, prevent, deny?</text:p>
                </text:list-item>
                <text:list-item>
                  <text:p text:style-name="P1">Because!! Where is the reason?</text:p>
                </text:list-item>
              </text:list>
            </text:list-item>
            <text:list-item>
              <text:p text:style-name="P4">EX. </text:p>
              <text:list>
                <text:list-item>
                  <text:p text:style-name="P4">The concept of love offers a distinct perspective for examining patterns in tribalism, highlighting their connection and impact on social behavior. </text:p>
                </text:list-item>
                <text:list-item>
                  <text:p text:style-name="P6">How?</text:p>
                </text:list-item>
                <text:list-item>
                  <text:p text:style-name="P6">What is the perspective?</text:p>
                  <text:list>
                    <text:list-item>
                      <text:p text:style-name="P7">Something about how everyone uses it?</text:p>
                    </text:list-item>
                  </text:list>
                </text:list-item>
                <text:list-item>
                  <text:p text:style-name="P7">What social behaviors?</text:p>
                  <text:list>
                    <text:list-item>
                      <text:p text:style-name="P7">Music, imitation, idolization,</text:p>
                    </text:list-item>
                  </text:list>
                </text:list-item>
                <text:list-item>
                  <text:p text:style-name="P5">The concept of love offers a distinct perspective for examining patterns in tribalism, highlighting <text:span text:style-name="T4">their</text:span> connection and impact on social behavior<text:span text:style-name="T5">s such as imitating trends, and organization.</text:span></text:p>
                </text:list-item>
                <text:list-item>
                  <text:p text:style-name="P8">Tribalism in/of what?</text:p>
                </text:list-item>
              </text:list>
            </text:list-item>
            <text:list-item>
              <text:p text:style-name="P9">EX.</text:p>
              <text:list>
                <text:list-item>
                  <text:p text:style-name="P9">Using Fredrickson’s approach informed by biomechanics, a detailed and deterministic explanation can be used to describe emergent patterns, such as tribal behavior, artificial intelligence, and urban development.</text:p>
                </text:list-item>
                <text:list-item>
                  <text:p text:style-name="P9">“Can be”</text:p>
                  <text:list>
                    <text:list-item>
                      <text:p text:style-name="P9">Not a position, just a possibility.</text:p>
                    </text:list-item>
                  </text:list>
                </text:list-item>
                <text:list-item>
                  <text:p text:style-name="P9">Referencing the author.</text:p>
                  <text:list>
                    <text:list-item>
                      <text:p text:style-name="P9">Suggests that this isn’t my idea. </text:p>
                    </text:list-item>
                  </text:list>
                </text:list-item>
                <text:list-item>
                  <text:p text:style-name="P9"><text:span text:style-name="T4">Using Fredrickson’s approach informed by </text:span>biomechanics, a detailed and deterministic explanation <text:span text:style-name="T4">can be </text:span>used to describe emergent patterns, such as tribal behavior, artificial intelligence, and urban development.</text:p>
                </text:list-item>
                <text:list-item>
                  <text:p text:style-name="P9">Feels like a defintion, ie not an argument.</text:p>
                </text:list-item>
                <text:list-item>
                  <text:p text:style-name="P9">A biomechanical interpretation of love explains emergent patterns, such as tribal behavior, artificial intelligence, and urban development.</text:p>
                </text:list-item>
                <text:list-item>
                  <text:p text:style-name="P9"><text:soft-page-break/>How and why?</text:p>
                </text:list-item>
              </text:list>
            </text:list-item>
            <text:list-item>
              <text:p text:style-name="P9">EX.</text:p>
              <text:list>
                <text:list-item>
                  <text:p text:style-name="P9">Love, as defined by Fredrickson, recontextualizes Johnson and Noë’s arguments bu adding deeper meaning to the biochemistry of patterns and the connects of humans in a tribal sense. </text:p>
                </text:list-item>
                <text:list-item>
                  <text:p text:style-name="P9">Love<text:span text:style-name="T4">, as defined by Fredrickson, </text:span><text:span text:style-name="T6">recontextualizes</text:span><text:span text:style-name="T4"> Johnson and Noë’s </text:span>arguments bu adding deeper meaning to the biochemistry of patterns and the connects <text:span text:style-name="T4">of humans </text:span>in a tribal sense. </text:p>
                </text:list-item>
              </text:list>
            </text:list-item>
          </text:list>
        </text:list-item>
        <text:list-item>
          <text:p text:style-name="P1">Free writing.</text:p>
          <text:list>
            <text:list-item>
              <text:p text:style-name="P1">Write as much as you can for ten minutes about a general topic, without worrying about direction of focus. </text:p>
            </text:list-item>
          </text:list>
        </text:list-item>
        <text:list-item>
          <text:p text:style-name="P10">The Pyramid (my own wacky idea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7:31:09.010273849</meta:creation-date>
    <dc:date>2023-02-28T19:01:14.207167460</dc:date>
    <meta:editing-duration>PT1H30M1S</meta:editing-duration>
    <meta:editing-cycles>8</meta:editing-cycles>
    <meta:generator>LibreOffice/7.4.5.1$Linux_X86_64 LibreOffice_project/40$Build-1</meta:generator>
    <meta:document-statistic meta:table-count="0" meta:image-count="0" meta:object-count="0" meta:page-count="2" meta:paragraph-count="47" meta:word-count="424" meta:character-count="2573" meta:non-whitespace-character-count="2226"/>
  </office:meta>
</office:document-meta>
</file>